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500" officeooo:paragraph-rsid="0005f500"/>
    </style:style>
    <style:style style:name="P2" style:family="paragraph" style:parent-style-name="Standard">
      <style:text-properties officeooo:rsid="00070b3c" officeooo:paragraph-rsid="00070b3c"/>
    </style:style>
    <style:style style:name="P3" style:family="paragraph" style:parent-style-name="Standard">
      <style:text-properties officeooo:rsid="000966bc" officeooo:paragraph-rsid="000966bc"/>
    </style:style>
    <style:style style:name="P4" style:family="paragraph" style:parent-style-name="Standard">
      <style:text-properties officeooo:rsid="000966bc" officeooo:paragraph-rsid="000e0ccf"/>
    </style:style>
    <style:style style:name="P5" style:family="paragraph" style:parent-style-name="Standard">
      <style:text-properties officeooo:rsid="00112727" officeooo:paragraph-rsid="00112727"/>
    </style:style>
    <style:style style:name="P6" style:family="paragraph" style:parent-style-name="Standard">
      <style:text-properties officeooo:rsid="00112727" officeooo:paragraph-rsid="001b881f"/>
    </style:style>
    <style:style style:name="P7" style:family="paragraph" style:parent-style-name="Standard">
      <style:text-properties officeooo:rsid="0016f823" officeooo:paragraph-rsid="0016f823"/>
    </style:style>
    <style:style style:name="P8" style:family="paragraph" style:parent-style-name="Standard">
      <style:text-properties officeooo:rsid="00199a30" officeooo:paragraph-rsid="00199a30"/>
    </style:style>
    <style:style style:name="P9" style:family="paragraph" style:parent-style-name="Standard">
      <style:text-properties officeooo:rsid="001a109f" officeooo:paragraph-rsid="001a109f"/>
    </style:style>
    <style:style style:name="P10" style:family="paragraph" style:parent-style-name="Standard">
      <style:text-properties officeooo:rsid="001b881f" officeooo:paragraph-rsid="001b881f"/>
    </style:style>
    <style:style style:name="P11" style:family="paragraph" style:parent-style-name="Standard">
      <style:text-properties officeooo:rsid="001c3316" officeooo:paragraph-rsid="001c3316"/>
    </style:style>
    <style:style style:name="P12" style:family="paragraph" style:parent-style-name="Standard">
      <style:text-properties officeooo:rsid="001dc85d" officeooo:paragraph-rsid="001dc85d"/>
    </style:style>
    <style:style style:name="P13" style:family="paragraph" style:parent-style-name="Standard">
      <style:text-properties officeooo:rsid="001dc85d" officeooo:paragraph-rsid="00209b96"/>
    </style:style>
    <style:style style:name="P14" style:family="paragraph" style:parent-style-name="Standard">
      <style:text-properties officeooo:rsid="001dc85d" officeooo:paragraph-rsid="00213efd"/>
    </style:style>
    <style:style style:name="P15" style:family="paragraph" style:parent-style-name="Standard">
      <style:text-properties officeooo:rsid="001ece82" officeooo:paragraph-rsid="001ece82"/>
    </style:style>
    <style:style style:name="P16" style:family="paragraph" style:parent-style-name="Standard">
      <style:text-properties officeooo:rsid="00203bc2" officeooo:paragraph-rsid="00203bc2"/>
    </style:style>
    <style:style style:name="P17" style:family="paragraph" style:parent-style-name="Standard">
      <style:text-properties officeooo:rsid="00209b96" officeooo:paragraph-rsid="00209b96"/>
    </style:style>
    <style:style style:name="P18" style:family="paragraph" style:parent-style-name="Standard">
      <style:text-properties officeooo:rsid="0022801c" officeooo:paragraph-rsid="0022801c"/>
    </style:style>
    <style:style style:name="P19" style:family="paragraph" style:parent-style-name="Standard">
      <style:text-properties officeooo:rsid="0022801c" officeooo:paragraph-rsid="00257845"/>
    </style:style>
    <style:style style:name="P20" style:family="paragraph" style:parent-style-name="Standard">
      <style:text-properties officeooo:rsid="00257845" officeooo:paragraph-rsid="00257845"/>
    </style:style>
    <style:style style:name="P21" style:family="paragraph" style:parent-style-name="Standard">
      <style:text-properties officeooo:rsid="0026ce16" officeooo:paragraph-rsid="0026ce16"/>
    </style:style>
    <style:style style:name="P22" style:family="paragraph" style:parent-style-name="Standard">
      <style:text-properties fo:font-weight="bold" officeooo:rsid="00297cbe" officeooo:paragraph-rsid="00297cbe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70b3c" officeooo:paragraph-rsid="00070b3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0966bc" officeooo:paragraph-rsid="000966b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0966bc" officeooo:paragraph-rsid="000e0ccf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0e0ccf" officeooo:paragraph-rsid="000e0cc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070b3c" officeooo:paragraph-rsid="00070b3c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0966bc" officeooo:paragraph-rsid="000966bc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0966bc" officeooo:paragraph-rsid="000e0ccf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0ac91a" officeooo:paragraph-rsid="000ac91a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weight="bold" officeooo:rsid="000cfaab" officeooo:paragraph-rsid="000cfaab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0cfaab" officeooo:paragraph-rsid="000cfaab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officeooo:rsid="000cfaab" officeooo:paragraph-rsid="000cfaab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weight="normal" officeooo:rsid="000966bc" officeooo:paragraph-rsid="000e0ccf" style:font-weight-asian="normal" style:font-weight-complex="normal"/>
    </style:style>
    <style:style style:name="P35" style:family="paragraph" style:parent-style-name="Text_20_body">
      <style:text-properties officeooo:rsid="00088f77" officeooo:paragraph-rsid="00088f77"/>
    </style:style>
    <style:style style:name="P36" style:family="paragraph" style:parent-style-name="Standard">
      <style:text-properties officeooo:rsid="0005f500" officeooo:paragraph-rsid="0005f500"/>
    </style:style>
    <style:style style:name="P37" style:family="paragraph" style:parent-style-name="Text_20_body">
      <style:text-properties officeooo:rsid="0005f500" officeooo:paragraph-rsid="0005f500"/>
    </style:style>
    <style:style style:name="P38" style:family="paragraph" style:parent-style-name="Heading_20_1">
      <style:text-properties fo:font-weight="bold" style:font-weight-asian="bold" style:font-weight-complex="bold"/>
    </style:style>
    <style:style style:name="P39" style:family="paragraph" style:parent-style-name="Heading_20_3">
      <style:text-properties fo:font-weight="bold" style:font-weight-asian="bold" style:font-weight-complex="bold"/>
    </style:style>
    <style:style style:name="P40" style:family="paragraph" style:parent-style-name="Heading_20_3">
      <style:text-properties fo:font-weight="bold" officeooo:paragraph-rsid="001b881f" style:font-weight-asian="bold" style:font-weight-complex="bold"/>
    </style:style>
    <style:style style:name="P41" style:family="paragraph" style:parent-style-name="Heading_20_3">
      <style:text-properties officeooo:paragraph-rsid="001b881f"/>
    </style:style>
    <style:style style:name="P42" style:family="paragraph" style:parent-style-name="Heading_20_3">
      <style:text-properties officeooo:paragraph-rsid="00209b96"/>
    </style:style>
    <style:style style:name="P43" style:family="paragraph" style:parent-style-name="Heading_20_3">
      <style:text-properties officeooo:paragraph-rsid="00257845"/>
    </style:style>
    <style:style style:name="T1" style:family="text">
      <style:text-properties officeooo:rsid="000966bc"/>
    </style:style>
    <style:style style:name="T2" style:family="text">
      <style:text-properties officeooo:rsid="000bd0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f823"/>
    </style:style>
    <style:style style:name="T6" style:family="text">
      <style:text-properties officeooo:rsid="001a1372"/>
    </style:style>
    <style:style style:name="T7" style:family="text">
      <style:text-properties officeooo:rsid="001b881f"/>
    </style:style>
    <style:style style:name="T8" style:family="text">
      <style:text-properties officeooo:rsid="001fb3d6"/>
    </style:style>
    <style:style style:name="T9" style:family="text">
      <style:text-properties officeooo:rsid="00209b96"/>
    </style:style>
    <style:style style:name="T10" style:family="text">
      <style:text-properties officeooo:rsid="0022801c"/>
    </style:style>
    <style:style style:name="T11" style:family="text">
      <style:text-properties officeooo:rsid="002840e2"/>
    </style:style>
    <style:style style:name="T12" style:family="text">
      <style:text-properties officeooo:rsid="002b9a43"/>
    </style:style>
    <style:style style:name="T13" style:family="text">
      <style:text-properties officeooo:rsid="002c3789"/>
    </style:style>
    <style:style style:name="T14" style:family="text">
      <style:text-properties officeooo:rsid="002eab5f"/>
    </style:style>
    <style:style style:name="T15" style:family="text">
      <style:text-properties officeooo:rsid="002f69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TD : Synchronisation de processus</text:p>
      <text:p text:style-name="P1"/>
      <text:h text:style-name="Heading_20_1" text:outline-level="1">Exo 1 : N producteurs / 1 consommateur</text:h>
      <text:p text:style-name="P1">N processus produisent des entiers et les rangent dans un tampon commun de taille N. Lorsque le tampon est plein, un processus consommateur vide entièrement le tampon. </text:p>
      <text:p text:style-name="P1"/>
      <text:p text:style-name="P37">En utilisant des sémaphores, programmer les processus producteurs et le processus consommateur dans le cas où un même processus peut produire plusieurs entiers.</text:p>
      <text:p text:style-name="P1"/>
      <text:p text:style-name="P1"/>
      <text:p text:style-name="P1">Consomme, mutex, sem : sémaphore;</text:p>
      <text:p text:style-name="P1">init(consomme, 0);</text:p>
      <text:p text:style-name="P1">init(mut<text:span text:style-name="T12">e</text:span>x, 1);</text:p>
      <text:p text:style-name="P1">init(sem, N);</text:p>
      <text:p text:style-name="P1">Tour : entier;</text:p>
      <text:p text:style-name="P1">Tour := 0;</text:p>
      <text:p text:style-name="P1"/>
      <text:h text:style-name="Heading_20_3" text:outline-level="3">Producteur:</text:h>
      <text:p text:style-name="P2">répéter</text:p>
      <text:p text:style-name="P23">P(sem);</text:p>
      <text:p text:style-name="P23">&lt;produire&gt;</text:p>
      <text:p text:style-name="P23">P(mutex);</text:p>
      <text:p text:style-name="P23">Tampon[Tour] := objet</text:p>
      <text:p text:style-name="P23">Tour := Tour + 1;</text:p>
      <text:p text:style-name="P23">V(mutex);</text:p>
      <text:p text:style-name="P23">V(consomme);</text:p>
      <text:p text:style-name="P27">Jusqu'à faux;</text:p>
      <text:p text:style-name="P27"/>
      <text:h text:style-name="Heading_20_3" text:outline-level="3">Consommateur:</text:h>
      <text:p text:style-name="P27">répéter</text:p>
      <text:p text:style-name="P23">Pour i := 1..N</text:p>
      <text:p text:style-name="P23"><text:tab/>P(consommer);</text:p>
      <text:p text:style-name="P23">Tour:=0;</text:p>
      <text:p text:style-name="P23">Pour i := 1..N</text:p>
      <text:p text:style-name="P23"><text:tab/>V(sem);</text:p>
      <text:p text:style-name="P27">Jusqu'à faux</text:p>
      <text:p text:style-name="P27"/>
      <text:h text:style-name="Heading_20_2" text:outline-level="2">Deuxième version</text:h>
      <text:p text:style-name="Text_20_body">Ecrire une deuxième version où chaque processus ne peut produire qu'un seul entier.</text:p>
      <text:p text:style-name="P35">Sem devient sem: tableau[1..N] de sémaphores <text:span text:style-name="T13">initialisés à 1</text:span></text:p>
      <text:p text:style-name="P35"/>
      <text:h text:style-name="Heading_20_1" text:outline-level="1"><text:soft-page-break/><text:span text:style-name="T1">Exo 3 : </text:span>Problème des sémaphores <text:span text:style-name="T15">(philosophes)</text:span></text:h>
      <text:p text:style-name="P3">Fourchettes : tableau[0..4] de sémaphores</text:p>
      <text:p text:style-name="P3">I : entier</text:p>
      <text:p text:style-name="P3">Pour I := 0 à 4 init(fourchettes[i], 1);</text:p>
      <text:p text:style-name="P3"/>
      <text:p text:style-name="P3">Philosophe(i):</text:p>
      <text:p text:style-name="P3">répéter</text:p>
      <text:p text:style-name="P24">&lt;penser&gt;</text:p>
      <text:p text:style-name="P24">P(fourchette[i]); // <text:span text:style-name="T14">fourchette de gauche</text:span></text:p>
      <text:p text:style-name="P24">P(fourchette[(i+1) mod 5);</text:p>
      <text:p text:style-name="P24">&lt;manger&gt;</text:p>
      <text:p text:style-name="P24">V(fourchette[i]);</text:p>
      <text:p text:style-name="P24">V(fourchette[(i+1) mod 5);</text:p>
      <text:p text:style-name="P28">jusqu'a faux</text:p>
      <text:p text:style-name="P28"/>
      <text:p text:style-name="P31">Risque d'interblocage si les 5 essaient de manger à droite (ou à gauche) en même temps.</text:p>
      <text:p text:style-name="P30">La solution est de dire qu'il y a certains philo qui commencent à droite, d'autres à gauche <text:span text:style-name="T2">(par exemple les pairs ou impairs, ou un seul).</text:span></text:p>
      <text:p text:style-name="P30"/>
      <text:p text:style-name="P32">On rajoute un sémaphore <text:span text:style-name="T3">table</text:span><text:span text:style-name="T4">.</text:span></text:p>
      <text:p text:style-name="P33">Init(table, 4)</text:p>
      <text:p text:style-name="P32"/>
      <text:p text:style-name="P4">Philosophe(i):</text:p>
      <text:p text:style-name="P4">répéter</text:p>
      <text:p text:style-name="P25">&lt;penser&gt;</text:p>
      <text:p text:style-name="P26">P(table)</text:p>
      <text:p text:style-name="P25">P(fourchette[i]);</text:p>
      <text:p text:style-name="P25">P(fourchette[(i+1) mod 5);</text:p>
      <text:p text:style-name="P25">&lt;manger&gt;</text:p>
      <text:p text:style-name="P26">V(table)</text:p>
      <text:p text:style-name="P25">V(fourchette[i]);</text:p>
      <text:p text:style-name="P25">V(fourchette[(i+1) mod 5);</text:p>
      <text:p text:style-name="P34">jusqu'a faux</text:p>
      <text:p text:style-name="P29"/>
      <text:h text:style-name="P38" text:outline-level="1">exo 4 : Lecteurs/rédacteurs</text:h>
      <text:h text:style-name="Heading_20_2" text:outline-level="2">Q2</text:h>
      <text:p text:style-name="P5">Fichier, mutex, <text:span text:style-name="T5">ordre</text:span> : sémaphore</text:p>
      <text:p text:style-name="P5"/>
      <text:p text:style-name="P5">init(Fichier, 1);</text:p>
      <text:p text:style-name="P5">init(mutex, 1);</text:p>
      <text:p text:style-name="P7">init(ordre, 1);</text:p>
      <text:h text:style-name="Heading_20_3" text:outline-level="3">Redacteur</text:h>
      <text:p text:style-name="P8">P(ordre):</text:p>
      <text:p text:style-name="P8">P(fichier):</text:p>
      <text:p text:style-name="P8">&lt;Ecriture&gt;</text:p>
      <text:p text:style-name="P8"><text:span text:style-name="T6">V</text:span>(fichier):</text:p>
      <text:p text:style-name="P8">V(ordre):</text:p>
      <text:h text:style-name="P39" text:outline-level="3"><text:soft-page-break/>Lecteur</text:h>
      <text:p text:style-name="Standard">P(ordre);</text:p>
      <text:p text:style-name="Standard">P(mutex);</text:p>
      <text:p text:style-name="P9">nl := nl + 1;</text:p>
      <text:p text:style-name="P9">si nl = 1 alors p(fichier);</text:p>
      <text:p text:style-name="P9">V(mutex);</text:p>
      <text:p text:style-name="P9">V(ordre);</text:p>
      <text:p text:style-name="P9">&lt;lecture&gt;</text:p>
      <text:p text:style-name="P9">P(mutex);</text:p>
      <text:p text:style-name="P9">nl := nl + 1;</text:p>
      <text:p text:style-name="P9">si nl = 0 alors V(fichier);</text:p>
      <text:p text:style-name="P9">V(mutex)</text:p>
      <text:p text:style-name="P10"/>
      <text:h text:style-name="Heading_20_2" text:outline-level="2">Q3</text:h>
      <text:p text:style-name="Standard">On retire le 1er P(ordre) et V(ordre) de lecteur</text:p>
      <text:h text:style-name="Heading_20_2" text:outline-level="2">Q4</text:h>
      <text:p text:style-name="P6"/>
      <text:p text:style-name="P6">init(Fichier, 1);</text:p>
      <text:p text:style-name="P6">init(<text:span text:style-name="T7">tour</text:span>, 1);</text:p>
      <text:p text:style-name="P10">init (em_lect, 1);</text:p>
      <text:p text:style-name="P10">init(em_ecri, 1);</text:p>
      <text:h text:style-name="P41" text:outline-level="3">Redacteur</text:h>
      <text:p text:style-name="P10">P(em_ecri);</text:p>
      <text:p text:style-name="P10">ne := ne + 1;</text:p>
      <text:p text:style-name="P10">si ne = 1 alors P(tour);</text:p>
      <text:p text:style-name="P10">V(em_ecri);</text:p>
      <text:p text:style-name="P10">P(fichier);</text:p>
      <text:p text:style-name="P10">&lt;ecriture&gt;</text:p>
      <text:p text:style-name="P10">V(fichier);</text:p>
      <text:p text:style-name="P10">P(em_ecri);</text:p>
      <text:p text:style-name="P10">ne--;</text:p>
      <text:p text:style-name="P10">si ne = 0 alors V(tour);</text:p>
      <text:p text:style-name="P10">V(em_ecri);</text:p>
      <text:h text:style-name="P40" text:outline-level="3">Lecteur</text:h>
      <text:p text:style-name="P11">P(tour);</text:p>
      <text:p text:style-name="P11">P(em_lect);</text:p>
      <text:p text:style-name="P11">nl++;</text:p>
      <text:p text:style-name="P11">si nl = 1 alors P(fichier);</text:p>
      <text:p text:style-name="P11">V(em_lect);</text:p>
      <text:p text:style-name="P11">V(tour);</text:p>
      <text:p text:style-name="P11">&lt;lecture&gt;</text:p>
      <text:p text:style-name="P11">P(em_lect);</text:p>
      <text:p text:style-name="P11">nl--;</text:p>
      <text:p text:style-name="P11">si nl = 0 alors V(fichier);</text:p>
      <text:p text:style-name="P11">V(em_lect);</text:p>
      <text:p text:style-name="P11"/>
      <text:h text:style-name="Heading_20_1" text:outline-level="1"><text:soft-page-break/>Synchronisation avec sémaphores</text:h>
      <text:h text:style-name="Heading_20_3" text:outline-level="3">P1</text:h>
      <text:p text:style-name="P12">Procédure A1;</text:p>
      <text:p text:style-name="P12">V(S2);</text:p>
      <text:p text:style-name="P12">P(S1);</text:p>
      <text:p text:style-name="P12">Procédure B1;</text:p>
      <text:p text:style-name="P12"/>
      <text:h text:style-name="Heading_20_3" text:outline-level="3">P2</text:h>
      <text:p text:style-name="P12">Procédure A2</text:p>
      <text:p text:style-name="P12">V(S1);</text:p>
      <text:p text:style-name="P12">P(S2);</text:p>
      <text:p text:style-name="P12">Procédure B2</text:p>
      <text:p text:style-name="P12"/>
      <text:p text:style-name="P15">Les procédures Ai s'<text:span text:style-name="T8">e</text:span>xécutent avant Bi.</text:p>
      <text:p text:style-name="P16">Ai peuvent s'exécuter en parallèle.</text:p>
      <text:p text:style-name="P16"/>
      <text:h text:style-name="P42" text:outline-level="3">P1</text:h>
      <text:p text:style-name="P13">Procédure A1;</text:p>
      <text:p text:style-name="P13">V(S2);</text:p>
      <text:p text:style-name="P17">V(S3);</text:p>
      <text:p text:style-name="P14">P(S1);P(S1);</text:p>
      <text:p text:style-name="P13">Procédure B1;</text:p>
      <text:p text:style-name="P13"/>
      <text:h text:style-name="P42" text:outline-level="3">P2</text:h>
      <text:p text:style-name="P13">Procédure A2</text:p>
      <text:p text:style-name="P13">V(S1);</text:p>
      <text:p text:style-name="P17">V(S3):</text:p>
      <text:p text:style-name="P14">P(S2);P(S2);</text:p>
      <text:p text:style-name="P13">Procédure B2</text:p>
      <text:p text:style-name="P13"/>
      <text:h text:style-name="P42" text:outline-level="3">P<text:span text:style-name="T9">3</text:span></text:h>
      <text:p text:style-name="P13">Procédure A<text:span text:style-name="T9">2</text:span></text:p>
      <text:p text:style-name="P13">V(S1);</text:p>
      <text:p text:style-name="P17">V(S2);</text:p>
      <text:p text:style-name="P14">P(S<text:span text:style-name="T9">3</text:span>);P(S<text:span text:style-name="T9">3</text:span>);</text:p>
      <text:p text:style-name="P13">Procédure B<text:span text:style-name="T9">3</text:span></text:p>
      <text:p text:style-name="P13"/>
      <text:h text:style-name="P43" text:outline-level="3">P<text:span text:style-name="T10">x</text:span></text:h>
      <text:p text:style-name="P21">Compteur = <text:span text:style-name="T11">N</text:span></text:p>
      <text:p text:style-name="P21">init(mutex, 1)</text:p>
      <text:p text:style-name="P21">init(S, 0)</text:p>
      <text:p text:style-name="P19"/>
      <text:p text:style-name="P19">Procédure Ax</text:p>
      <text:p text:style-name="P20">P(mutex)</text:p>
      <text:p text:style-name="P20">Si</text:p>
      <text:p text:style-name="P20"><text:soft-page-break/>comp = 1 alors V(S)</text:p>
      <text:p text:style-name="P20">sinon compt--</text:p>
      <text:p text:style-name="P20">V(mutex)</text:p>
      <text:p text:style-name="P20">P(S)</text:p>
      <text:p text:style-name="P20">V(S)</text:p>
      <text:p text:style-name="P20">Procédure Bx</text:p>
      <text:p text:style-name="P20"/>
      <text:p text:style-name="P22">Sinon SOLUTION AVEC 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5-05-06T16:44:38.669863827</meta:creation-date>
    <dc:date>2015-06-21T20:48:20.521391647</dc:date>
    <dc:creator>Romain </dc:creator>
    <meta:editing-duration>PT2H2M26S</meta:editing-duration>
    <meta:editing-cycles>45</meta:editing-cycles>
    <meta:generator>LibreOffice/4.2.8.2$Linux_X86_64 LibreOffice_project/420m0$Build-2</meta:generator>
    <meta:document-statistic meta:table-count="0" meta:image-count="0" meta:object-count="0" meta:page-count="5" meta:paragraph-count="159" meta:word-count="444" meta:character-count="2785" meta:non-whitespace-character-count="2499"/>
  </office:meta>
</office:document-meta>
</file>